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7.601cm" style:rel-column-width="29302*"/>
    </style:style>
    <style:style style:name="Таблица1.B" style:family="table-column">
      <style:table-column-properties style:column-width="9.398cm" style:rel-column-width="3623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weight="normal" style:font-weight-asian="normal" style:font-weight-complex="normal"/>
    </style:style>
    <style:style style:name="P3" style:family="paragraph" style:parent-style-name="Table_20_Contents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fo:language="ru" fo:country="RU" fo:font-style="normal" style:font-style-asian="normal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text-properties fo:language="en" fo:country="US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Times New Roman" fo:font-size="9pt" fo:language="ru" fo:country="RU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команда</text:p>
          </table:table-cell>
          <table:table-cell table:style-name="Таблица1.B1" office:value-type="string">
            <text:p text:style-name="P7">вызов</text:p>
          </table:table-cell>
        </table:table-row>
        <table:table-row>
          <table:table-cell table:style-name="Таблица1.A2" office:value-type="string">
            <text:p text:style-name="P1">создание <text:span text:style-name="T2">Terrain</text:span><text:span text:style-name="T1"> </text:span></text:p>
          </table:table-cell>
          <table:table-cell table:style-name="Таблица1.B2" office:value-type="string">
            <text:p text:style-name="P8">1) Terrain</text:p>
            <text:p text:style-name="P8">2) Create Terrain</text:p>
          </table:table-cell>
        </table:table-row>
        <table:table-row>
          <table:table-cell table:style-name="Таблица1.A2" office:value-type="string">
            <text:p text:style-name="P1">изменение размеров <text:span text:style-name="T2">Terrain</text:span></text:p>
          </table:table-cell>
          <table:table-cell table:style-name="Таблица1.B2" office:value-type="string">
            <text:p text:style-name="P8">1) Terrain</text:p>
            <text:p text:style-name="P8">2) Set Resolution</text:p>
          </table:table-cell>
        </table:table-row>
        <table:table-row>
          <table:table-cell table:style-name="Таблица1.A2" office:value-type="string">
            <text:p text:style-name="P1">создание <text:span text:style-name="T2">Skybox</text:span></text:p>
          </table:table-cell>
          <table:table-cell table:style-name="Таблица1.B2" office:value-type="string">
            <text:p text:style-name="P8">1) Edit</text:p>
            <text:p text:style-name="P8">2) Render Settings</text:p>
            <text:p text:style-name="P8">3) Skybox Material</text:p>
          </table:table-cell>
        </table:table-row>
        <table:table-row>
          <table:table-cell table:style-name="Таблица1.A2" office:value-type="string">
            <text:p text:style-name="P1">создание пустого объекта</text:p>
          </table:table-cell>
          <table:table-cell table:style-name="Таблица1.B2" office:value-type="string">
            <text:p text:style-name="P1">1) <text:span text:style-name="T1">GameObject</text:span></text:p>
            <text:p text:style-name="P8">2) Create Empty</text:p>
          </table:table-cell>
        </table:table-row>
        <table:table-row>
          <table:table-cell table:style-name="Таблица1.A2" office:value-type="string">
            <text:p text:style-name="P1">создание прыгающего объекта</text:p>
          </table:table-cell>
          <table:table-cell table:style-name="Таблица1.B2" office:value-type="string">
            <text:p text:style-name="P1">1) выделяю объект</text:p>
            <text:p text:style-name="P1">2) применяю к нему силу тяжести ( <text:span text:style-name="T1">Component → </text:span></text:p>
            <text:p text:style-name="P8"><text:s text:c="5"/>→ Physics → Rigidbody )</text:p>
            <text:p text:style-name="P1"><text:span text:style-name="T1">3) </text:span>в разделе<text:span text:style-name="T4"> </text:span><text:span text:style-name="T2">Material</text:span><text:span text:style-name="T1"> </text:span>выбираю <text:span text:style-name="T2">Bouncy</text:span></text:p>
          </table:table-cell>
        </table:table-row>
        <table:table-row>
          <table:table-cell table:style-name="Таблица1.A2" office:value-type="string">
            <text:p text:style-name="P1">создание переменных</text:p>
          </table:table-cell>
          <table:table-cell table:style-name="Таблица1.B2" office:value-type="string">
            <text:p text:style-name="Table_20_Contents"><text:span text:style-name="T4">var</text:span> n : <text:span text:style-name="T4">int</text:span>;<text:line-break/><text:span text:style-name="T4">var</text:span> f : <text:span text:style-name="T4">float</text:span>;<text:line-break/><text:span text:style-name="T4">var</text:span> s : <text:span text:style-name="T4">String</text:span>;</text:p>
            <text:p text:style-name="Table_20_Contents"><text:span text:style-name="T4">var</text:span> c : <text:span text:style-name="T5">char</text:span>;<text:line-break/><text:span text:style-name="T4">var</text:span> bb : <text:span text:style-name="T4">boolean</text:span>;</text:p>
          </table:table-cell>
        </table:table-row>
        <table:table-row>
          <table:table-cell table:style-name="Таблица1.A2" office:value-type="string">
            <text:p text:style-name="P1">присвоить значения переменным</text:p>
          </table:table-cell>
          <table:table-cell table:style-name="Таблица1.B2" office:value-type="string">
            <text:p text:style-name="Table_20_Contents">n = <text:span text:style-name="T1">3</text:span>;<text:line-break/>f = 7.4;<text:line-break/>s = "lalala";<text:line-break/>bb = true;</text:p>
            <text:p text:style-name="Table_20_Contents">c = s[n];</text:p>
          </table:table-cell>
        </table:table-row>
        <table:table-row>
          <table:table-cell table:style-name="Таблица1.A2" office:value-type="string">
            <text:p text:style-name="P1">длина строки</text:p>
          </table:table-cell>
          <table:table-cell table:style-name="Таблица1.B2" office:value-type="string">
            <text:p text:style-name="Table_20_Contents">n = s<text:span text:style-name="T4">.Length</text:span>;</text:p>
          </table:table-cell>
        </table:table-row>
        <table:table-row>
          <table:table-cell table:style-name="Таблица1.A2" office:value-type="string">
            <text:p text:style-name="P1">вывод значения переменной в консоль</text:p>
          </table:table-cell>
          <table:table-cell table:style-name="Таблица1.B2" office:value-type="string">
            <text:p text:style-name="Table_20_Contents"><text:span text:style-name="T4">print</text:span>(" hello world ");</text:p>
          </table:table-cell>
        </table:table-row>
        <table:table-row>
          <table:table-cell table:style-name="Таблица1.A2" office:value-type="string">
            <text:p text:style-name="P1">логическое <text:span text:style-name="T9">И</text:span></text:p>
          </table:table-cell>
          <table:table-cell table:style-name="Таблица1.B2" office:value-type="string">
            <text:p text:style-name="Table_20_Contents">if(f1==true <text:span text:style-name="T4">&amp;&amp;</text:span> f2 == true)<text:line-break/>{</text:p>
            <text:p text:style-name="Table_20_Contents"><text:s text:c="4"/>print("<text:span text:style-name="T1">OK</text:span>");<text:line-break/>}<text:tab/></text:p>
          </table:table-cell>
        </table:table-row>
        <table:table-row>
          <table:table-cell table:style-name="Таблица1.A2" office:value-type="string">
            <text:p text:style-name="P1">логическое <text:span text:style-name="T9">ИЛИ</text:span></text:p>
          </table:table-cell>
          <table:table-cell table:style-name="Таблица1.B2" office:value-type="string">
            <text:p text:style-name="Table_20_Contents">if(f1==true<text:span text:style-name="T4"> </text:span><text:span text:style-name="T10">||</text:span> f2 == true)<text:line-break/>{</text:p>
            <text:p text:style-name="Table_20_Contents"><text:s text:c="4"/>print("<text:span text:style-name="T1">OK</text:span>");<text:line-break/>}<text:tab/> </text:p>
          </table:table-cell>
        </table:table-row>
        <table:table-row>
          <table:table-cell table:style-name="Таблица1.A2" office:value-type="string">
            <text:p text:style-name="P1">циклически вызывающаяся ф-ция</text:p>
          </table:table-cell>
          <table:table-cell table:style-name="Таблица1.B2" office:value-type="string">
            <text:p text:style-name="Table_20_Contents"><text:span text:style-name="T4">function</text:span> <text:span text:style-name="T4">Update</text:span> () <text:line-break/>{</text:p>
            <text:p text:style-name="Table_20_Contents"><text:s text:c="4"/></text:p>
            <text:p text:style-name="P8">}</text:p>
          </table:table-cell>
        </table:table-row>
        <table:table-row>
          <table:table-cell table:style-name="Таблица1.A2" office:value-type="string">
            <text:p text:style-name="P1">ф-ция, вызывающаяся при щелчке мышью по объекту</text:p>
          </table:table-cell>
          <table:table-cell table:style-name="Таблица1.B2" office:value-type="string">
            <text:p text:style-name="Table_20_Contents"><text:span text:style-name="T4">function OnMouseDown</text:span>()<text:line-break/>{</text:p>
            <text:p text:style-name="Table_20_Contents"/>
            <text:p text:style-name="P8">}</text:p>
          </table:table-cell>
        </table:table-row>
        <table:table-row>
          <table:table-cell table:style-name="Таблица1.B2" table:number-columns-spanned="2" office:value-type="string">
            <text:p text:style-name="P7">Создание анимации</text:p>
            <text:p text:style-name="P1">1) выделяю объект</text:p>
            <text:p text:style-name="P1">2) открываю окно анимации ( <text:span text:style-name="T1">Window → Animation )</text:span></text:p>
            <text:p text:style-name="P1"><text:span text:style-name="T1">3) </text:span>нажимаю на красный кружочек</text:p>
            <text:p text:style-name="P1"><text:soft-page-break/>4) сохраняю анимацию под определённым именем</text:p>
            <text:p text:style-name="P1">5) нажимаю на палочку ( <text:span text:style-name="T4">_</text:span> ) напротив <text:span text:style-name="T2">Position X</text:span></text:p>
            <text:p text:style-name="P1"><text:span text:style-name="T3">6) </text:span><text:span text:style-name="T6">нажимаю </text:span><text:span text:style-name="T2">Add Curves</text:span></text:p>
            <text:p text:style-name="P2"><text:span text:style-name="T1">7) </text:span>дальше на временной шкале изменяю свойства объекта</text:p>
            <text:p text:style-name="P2"/>
            <text:p text:style-name="P3">Чтобы сделать анимацию циклической</text:p>
            <text:p text:style-name="P2">1) кликаю в окне <text:span text:style-name="T2">Project </text:span>на анимацию</text:p>
            <text:p text:style-name="P2">2) в разделе<text:span text:style-name="T4"> </text:span><text:span text:style-name="T2">Wrap Mode </text:span>ставлю<text:span text:style-name="T4"> </text:span><text:span text:style-name="T2">Loop</text:span></text:p>
          </table:table-cell>
          <table:covered-table-cell/>
        </table:table-row>
        <table:table-row>
          <table:table-cell table:style-name="Таблица1.A2" office:value-type="string">
            <text:p text:style-name="P1">Создание тени у всех объектов</text:p>
          </table:table-cell>
          <table:table-cell table:style-name="Таблица1.B2" office:value-type="string">
            <text:p text:style-name="P1">1) кликаю на <text:span text:style-name="T2">Directional Light</text:span></text:p>
            <text:p text:style-name="P2"><text:span text:style-name="T1">2) </text:span>в разделе <text:span text:style-name="T2">Shadow Type</text:span><text:span text:style-name="T1"> </text:span>выбираю <text:span text:style-name="T2">Hard Shadows</text:span></text:p>
          </table:table-cell>
        </table:table-row>
        <table:table-row>
          <table:table-cell table:style-name="Таблица1.A2" office:value-type="string">
            <text:p text:style-name="P1">Текстура объекта</text:p>
            <text:p text:style-name="P1"/>
            <text:p text:style-name="P1"/>
          </table:table-cell>
          <table:table-cell table:style-name="Таблица1.B2" office:value-type="string">
            <text:p text:style-name="P1">1) переношу на объект изображение</text:p>
            <text:p text:style-name="P1">2) в разделе <text:span text:style-name="T2">Tilling</text:span><text:span text:style-name="T1"> </text:span>выбираю кол-во текстур, <text:s/></text:p>
            <text:p text:style-name="P1"><text:s text:c="4"/>наносимых на объект <text:s text:c="17"/></text:p>
          </table:table-cell>
        </table:table-row>
        <table:table-row>
          <table:table-cell table:style-name="Таблица1.A2" office:value-type="string">
            <text:p text:style-name="P1">Создание своего бегающего персонажа</text:p>
          </table:table-cell>
          <table:table-cell table:style-name="Таблица1.B2" office:value-type="string">
            <text:p text:style-name="P1">1) выделяю объект</text:p>
            <text:p text:style-name="P1">2) <text:span text:style-name="T1">Component</text:span></text:p>
            <text:p text:style-name="P8">3) Character</text:p>
            <text:p text:style-name="P8">4) Platform Input Controller</text:p>
            <text:p text:style-name="P8">5) RePlace</text:p>
          </table:table-cell>
        </table:table-row>
        <table:table-row>
          <table:table-cell table:style-name="Таблица1.A2" office:value-type="string">
            <text:p text:style-name="P1">Слежение за персонажем</text:p>
          </table:table-cell>
          <table:table-cell table:style-name="Таблица1.B2" office:value-type="string">
            <text:p text:style-name="P1">1) выделяю камеру</text:p>
            <text:p text:style-name="P1">2) <text:span text:style-name="T1">Component</text:span></text:p>
            <text:p text:style-name="P8">3) Camera – Control</text:p>
            <text:p text:style-name="P8">4) Smooth Follow</text:p>
            <text:p text:style-name="P1"><text:span text:style-name="T1">5) </text:span>в разделе <text:span text:style-name="T2">Target</text:span><text:span text:style-name="T1"> </text:span>вибираю персонажа</text:p>
          </table:table-cell>
        </table:table-row>
        <table:table-row>
          <table:table-cell table:style-name="Таблица1.B2" table:number-columns-spanned="2" office:value-type="string">
            <text:p text:style-name="P10">Работа с ГЛОБАЛЬНЫМИ переменными</text:p>
            <text:p text:style-name="P10"/>
            <text:p text:style-name="P4">1) в документе <text:span text:style-name="T4">Script_1 </text:span>создаём глобальную переменную <text:span text:style-name="T2">sp</text:span></text:p>
            <text:p text:style-name="P9">static var sp : float = 0.4;</text:p>
            <text:p text:style-name="P9"/>
            <text:p text:style-name="P2"><text:span text:style-name="T1">2) </text:span>в другом документе обращаемся к глобальной переменной</text:p>
            <text:p text:style-name="P9">f = Script_1.sp;</text:p>
            <text:p text:style-name="P9"/>
            <text:p text:style-name="P2">3) изменяем глобальную переменную из другого документа</text:p>
            <text:p text:style-name="P6">Script_1.sp = 218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0">Одинаковые персонажи</text:p>
            <text:p text:style-name="P10"/>
            <text:p text:style-name="P5">1) создаю в окне <text:span text:style-name="T2">Project</text:span><text:span text:style-name="T1"> </text:span>элемент <text:span text:style-name="T2">Prefab</text:span><text:span text:style-name="T1"> ( Create → Prefab )</text:span></text:p>
            <text:p text:style-name="P5"><text:span text:style-name="T1">2) </text:span>перетаскиваю готового персонажа со сцены (на персонаже уже есть скрипт) на префаб</text:p>
            <text:p text:style-name="P5">3) перетаскиваю данный префаб несколько раз на сцену</text:p>
          </table:table-cell>
          <table:covered-table-cell/>
        </table:table-row>
        <table:table-row>
          <table:table-cell table:style-name="Таблица1.A2" office:value-type="string">
            <text:p text:style-name="P1">перемещение персонажа</text:p>
          </table:table-cell>
          <table:table-cell table:style-name="Таблица1.B2" office:value-type="string">
            <text:p text:style-name="Table_20_Contents"><text:span text:style-name="T4">transform.position.z</text:span>+=0.3;</text:p>
          </table:table-cell>
        </table:table-row>
        <table:table-row>
          <table:table-cell table:style-name="Таблица1.A2" office:value-type="string">
            <text:p text:style-name="P1"><text:span text:style-name="T4">увеличение</text:span> углов поворота объектов</text:p>
          </table:table-cell>
          <table:table-cell table:style-name="Таблица1.B2" office:value-type="string">
            <text:p text:style-name="Table_20_Contents"><text:span text:style-name="T4">transform.Rotate</text:span>(2,1,0);</text:p>
          </table:table-cell>
        </table:table-row>
        <table:table-row>
          <table:table-cell table:style-name="Таблица1.A2" office:value-type="string">
            <text:p text:style-name="P1">задать текущий угол поворота объекта ( в градусах )</text:p>
          </table:table-cell>
          <table:table-cell table:style-name="Таблица1.B2" office:value-type="string">
            <text:p text:style-name="Table_20_Contents">transform.<text:span text:style-name="T4">eulerAngles</text:span>.y = 45;</text:p>
          </table:table-cell>
        </table:table-row>
        <table:table-row>
          <table:table-cell table:style-name="Таблица1.B2" table:number-columns-spanned="2" office:value-type="string">
            <text:p text:style-name="P7">Массивы</text:p>
          </table:table-cell>
          <table:covered-table-cell/>
        </table:table-row>
        <table:table-row>
          <table:table-cell table:style-name="Таблица1.A2" office:value-type="string">
            <text:p text:style-name="P1">создание массива</text:p>
          </table:table-cell>
          <table:table-cell table:style-name="Таблица1.B2" office:value-type="string">
            <text:p text:style-name="Table_20_Contents"><text:span text:style-name="T4">var</text:span> mass1 = <text:span text:style-name="T4">new Array</text:span>();</text:p>
          </table:table-cell>
        </table:table-row>
        <table:table-row>
          <table:table-cell table:style-name="Таблица1.A2" office:value-type="string">
            <text:p text:style-name="P1">присвоение значения ячейке массива</text:p>
          </table:table-cell>
          <table:table-cell table:style-name="Таблица1.B2" office:value-type="string">
            <text:p text:style-name="Table_20_Contents">mass1[i]=i*10;</text:p>
          </table:table-cell>
        </table:table-row>
        <text:soft-page-break/>
        <table:table-row>
          <table:table-cell table:style-name="Таблица1.A2" office:value-type="string">
            <text:p text:style-name="P1">добавление элемента к концу массива</text:p>
          </table:table-cell>
          <table:table-cell table:style-name="Таблица1.B2" office:value-type="string">
            <text:p text:style-name="Table_20_Contents">mass1.Push(i*10);</text:p>
          </table:table-cell>
        </table:table-row>
        <table:table-row>
          <table:table-cell table:style-name="Таблица1.A2" office:value-type="string">
            <text:p text:style-name="P1">отсортировать массив</text:p>
          </table:table-cell>
          <table:table-cell table:style-name="Таблица1.B2" office:value-type="string">
            <text:p text:style-name="Table_20_Contents">mass1.Sort();</text:p>
          </table:table-cell>
        </table:table-row>
        <table:table-row>
          <table:table-cell table:style-name="Таблица1.A2" office:value-type="string">
            <text:p text:style-name="P1">длина массива</text:p>
          </table:table-cell>
          <table:table-cell table:style-name="Таблица1.B2" office:value-type="string">
            <text:p text:style-name="Table_20_Contents">n = mass1.length;</text:p>
          </table:table-cell>
        </table:table-row>
        <table:table-row>
          <table:table-cell table:style-name="Таблица1.A2" office:value-type="string">
            <text:p text:style-name="P1">очистить массив</text:p>
          </table:table-cell>
          <table:table-cell table:style-name="Таблица1.B2" office:value-type="string">
            <text:p text:style-name="Table_20_Contents">mass1.Clear();</text:p>
          </table:table-cell>
        </table:table-row>
        <table:table-row>
          <table:table-cell table:style-name="Таблица1.A2" office:value-type="string">
            <text:p text:style-name="P1">удалить ячейку массива под определённым номером</text:p>
          </table:table-cell>
          <table:table-cell table:style-name="Таблица1.B2" office:value-type="string">
            <text:p text:style-name="Table_20_Contents">mass1.RemoveAt(16);</text:p>
            <text:p text:style-name="Table_20_Contents"/>
          </table:table-cell>
        </table:table-row>
        <table:table-row>
          <table:table-cell table:style-name="Таблица1.A2" office:value-type="string">
            <text:p text:style-name="P1">создание <text:span text:style-name="T4">двумерного</text:span> массива</text:p>
          </table:table-cell>
          <table:table-cell table:style-name="Таблица1.B2" office:value-type="string">
            <text:p text:style-name="Table_20_Contents">var mass1 = new Array();</text:p>
            <text:p text:style-name="Table_20_Contents"><text:span text:style-name="T4">for(i=0;i&lt;5;i++)</text:span><text:line-break/>{</text:p>
            <text:p text:style-name="Table_20_Contents"><text:s text:c="4"/><text:span text:style-name="T4">mass1[i] = new Array();</text:span><text:line-break/>}</text:p>
          </table:table-cell>
        </table:table-row>
        <table:table-row>
          <table:table-cell table:style-name="Таблица1.A2" office:value-type="string">
            <text:p text:style-name="P1">присвоить значение ячейке массива</text:p>
          </table:table-cell>
          <table:table-cell table:style-name="Таблица1.B2" office:value-type="string">
            <text:p text:style-name="Table_20_Contents"><text:span text:style-name="T4">mass1[i][j]</text:span> = count;</text:p>
          </table:table-cell>
        </table:table-row>
        <table:table-row>
          <table:table-cell table:style-name="Таблица1.A2" office:value-type="string">
            <text:p text:style-name="P1">остановить проигрование анимации</text:p>
          </table:table-cell>
          <table:table-cell table:style-name="Таблица1.B2" office:value-type="string">
            <text:p text:style-name="Table_20_Contents">animation.Stop();</text:p>
          </table:table-cell>
        </table:table-row>
        <table:table-row>
          <table:table-cell table:style-name="Таблица1.A2" office:value-type="string">
            <text:p text:style-name="P1">продолжить воспроизведение анимации</text:p>
          </table:table-cell>
          <table:table-cell table:style-name="Таблица1.B2" office:value-type="string">
            <text:p text:style-name="Table_20_Contents">animation.Play();</text:p>
          </table:table-cell>
        </table:table-row>
        <table:table-row>
          <table:table-cell table:style-name="Таблица1.A2" office:value-type="string">
            <text:p text:style-name="P1"><text:span text:style-name="T4">запустить</text:span> анимацию другого объекта</text:p>
          </table:table-cell>
          <table:table-cell table:style-name="Таблица1.B2" office:value-type="string">
            <text:p text:style-name="P12">GameObject.Find("<text:span text:style-name="T4">Sphere</text:span>").animation.<text:span text:style-name="T4">Play</text:span>("anim_1");</text:p>
          </table:table-cell>
        </table:table-row>
        <table:table-row>
          <table:table-cell table:style-name="Таблица1.A2" office:value-type="string">
            <text:p text:style-name="P1"><text:span text:style-name="T4">остановить </text:span>анимацию другого объекта</text:p>
          </table:table-cell>
          <table:table-cell table:style-name="Таблица1.B2" office:value-type="string">
            <text:p text:style-name="P12">GameObject.Find("<text:span text:style-name="T4">Sphere</text:span>").animation.<text:span text:style-name="T4">Stop</text:span>("anim_1");</text:p>
          </table:table-cell>
        </table:table-row>
        <table:table-row>
          <table:table-cell table:style-name="Таблица1.A2" office:value-type="string">
            <text:p text:style-name="P1">удалить себя</text:p>
          </table:table-cell>
          <table:table-cell table:style-name="Таблица1.B2" office:value-type="string">
            <text:p text:style-name="Table_20_Contents">Destroy( gameObject );</text:p>
          </table:table-cell>
        </table:table-row>
        <table:table-row>
          <table:table-cell table:style-name="Таблица1.A2" office:value-type="string">
            <text:p text:style-name="P1">получить своё имя</text:p>
          </table:table-cell>
          <table:table-cell table:style-name="Таблица1.B2" office:value-type="string">
            <text:p text:style-name="Table_20_Contents"><text:s/>var s : String;<text:line-break/> <text:span text:style-name="T4">s = name;</text:span><text:line-break/> print(s);</text:p>
          </table:table-cell>
        </table:table-row>
        <table:table-row>
          <table:table-cell table:style-name="Таблица1.B2" table:number-columns-spanned="2" office:value-type="string">
            <text:p text:style-name="P10"><text:s/>Создаём программно примитив</text:p>
            <text:p text:style-name="P1"/>
            <text:p text:style-name="P1"><text:span text:style-name="T7"><text:s text:c="3"/>// создаём новый примитив</text:span><text:line-break/> <text:s text:c="2"/>var zomb1 : GameObject = GameObject.CreatePrimitive(PrimitiveType.Sphere);<text:line-break/><text:span text:style-name="T7"> <text:s/>// задаём его положение</text:span><text:line-break/> <text:s/>zomb1.transform.position = Vector3(325,31,455);</text:p>
            <text:p text:style-name="P1"><text:span text:style-name="T7"><text:s text:c="2"/>// даём имя объекту</text:span><text:line-break/> <text:s/>zomb1.name = "a_mc"+5;</text:p>
            <text:p text:style-name="P1"><text:s text:c="2"/><text:span text:style-name="T7">// добавляем скрипт script_1 к созданному объекту</text:span><text:line-break/> <text:s/>zomb1.AddComponent("script_1");</text:p>
            <text:p text:style-name="P1"><text:s/><text:span text:style-name="T7"><text:s/>// добавим к созданному объекту силу тяжести и трения</text:span><text:line-break/> <text:s/>zomb1.AddComponent("Rigidbody")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0">Математические операции</text:p>
          </table:table-cell>
          <table:covered-table-cell/>
        </table:table-row>
        <table:table-row>
          <table:table-cell table:style-name="Таблица1.A2" office:value-type="string">
            <text:p text:style-name="P1">синус</text:p>
          </table:table-cell>
          <table:table-cell table:style-name="Таблица1.B2" office:value-type="string">
            <text:p text:style-name="Table_20_Contents"><text:s/>f = Mathf.Sin(3.14);</text:p>
          </table:table-cell>
        </table:table-row>
        <table:table-row>
          <table:table-cell table:style-name="Таблица1.A2" office:value-type="string">
            <text:p text:style-name="P1">косинус</text:p>
          </table:table-cell>
          <table:table-cell table:style-name="Таблица1.B2" office:value-type="string">
            <text:p text:style-name="Table_20_Contents"><text:s/>f = Mathf.Cos(3.14);</text:p>
          </table:table-cell>
        </table:table-row>
        <table:table-row>
          <table:table-cell table:style-name="Таблица1.A2" office:value-type="string">
            <text:p text:style-name="P1">корень</text:p>
          </table:table-cell>
          <table:table-cell table:style-name="Таблица1.B2" office:value-type="string">
            <text:p text:style-name="Table_20_Contents"><text:s/>f = Mathf.Sqrt(36);</text:p>
          </table:table-cell>
        </table:table-row>
        <table:table-row>
          <table:table-cell table:style-name="Таблица1.A2" office:value-type="string">
            <text:p text:style-name="P1">модуль</text:p>
          </table:table-cell>
          <table:table-cell table:style-name="Таблица1.B2" office:value-type="string">
            <text:p text:style-name="Table_20_Contents"><text:s/>f = Mathf.Abs(-15);</text:p>
          </table:table-cell>
        </table:table-row>
        <table:table-row>
          <table:table-cell table:style-name="Таблица1.A2" office:value-type="string">
            <text:p text:style-name="P1">степень числа</text:p>
          </table:table-cell>
          <table:table-cell table:style-name="Таблица1.B2" office:value-type="string">
            <text:p text:style-name="Table_20_Contents"><text:s/>f = Mathf.Pow(5,3);</text:p>
          </table:table-cell>
        </table:table-row>
        <table:table-row>
          <table:table-cell table:style-name="Таблица1.A2" office:value-type="string">
            <text:p text:style-name="P1">целая часть от числа</text:p>
          </table:table-cell>
          <table:table-cell table:style-name="Таблица1.B2" office:value-type="string">
            <text:p text:style-name="Table_20_Contents"><text:s/>f = Mathf.Floor(3.8);</text:p>
          </table:table-cell>
        </table:table-row>
        <table:table-row>
          <table:table-cell table:style-name="Таблица1.A2" office:value-type="string">
            <text:p text:style-name="P1"><text:span text:style-name="T4">арк</text:span>синус</text:p>
          </table:table-cell>
          <table:table-cell table:style-name="Таблица1.B2" office:value-type="string">
            <text:p text:style-name="Table_20_Contents"><text:s/>f = Mathf.Asin(0.7);</text:p>
          </table:table-cell>
        </table:table-row>
        <table:table-row>
          <table:table-cell table:style-name="Таблица1.A2" office:value-type="string">
            <text:p text:style-name="P1"><text:span text:style-name="T4">арк</text:span>косинус</text:p>
          </table:table-cell>
          <table:table-cell table:style-name="Таблица1.B2" office:value-type="string">
            <text:p text:style-name="Table_20_Contents"><text:s/>f = Mathf.Acos(0.7);</text:p>
          </table:table-cell>
        </table:table-row>
        <table:table-row>
          <table:table-cell table:style-name="Таблица1.A2" office:value-type="string">
            <text:p text:style-name="P1"><text:span text:style-name="T4">арк</text:span>тангенс</text:p>
          </table:table-cell>
          <table:table-cell table:style-name="Таблица1.B2" office:value-type="string">
            <text:p text:style-name="Table_20_Contents"><text:s/>f = Mathf.Atan(0.7);</text:p>
          </table:table-cell>
        </table:table-row>
        <text:soft-page-break/>
        <table:table-row>
          <table:table-cell table:style-name="Таблица1.A2" office:value-type="string">
            <text:p text:style-name="P1">эффекты отображения камерой</text:p>
          </table:table-cell>
          <table:table-cell table:style-name="Таблица1.B2" office:value-type="string">
            <text:p text:style-name="Table_20_Contents">1) <text:span text:style-name="T8">кликаю на камеру</text:span></text:p>
            <text:p text:style-name="Table_20_Contents"><text:span text:style-name="T8">2) </text:span><text:span text:style-name="T1">Component</text:span></text:p>
            <text:p text:style-name="P8">3) Image Effects</text:p>
            <text:p text:style-name="Table_20_Contents"><text:span text:style-name="T1">4) </text:span><text:span text:style-name="T8">выбираю нужный эффект</text:span></text:p>
          </table:table-cell>
        </table:table-row>
        <table:table-row>
          <table:table-cell table:style-name="Таблица1.A2" office:value-type="string">
            <text:p text:style-name="P1"><text:span text:style-name="T4">ширина</text:span> экрана</text:p>
          </table:table-cell>
          <table:table-cell table:style-name="Таблица1.B2" office:value-type="string">
            <text:p text:style-name="Table_20_Contents">n = Screen.width;</text:p>
          </table:table-cell>
        </table:table-row>
        <table:table-row>
          <table:table-cell table:style-name="Таблица1.A2" office:value-type="string">
            <text:p text:style-name="P1"><text:span text:style-name="T4">высота</text:span> экрана</text:p>
          </table:table-cell>
          <table:table-cell table:style-name="Таблица1.B2" office:value-type="string">
            <text:p text:style-name="Table_20_Contents">k = Screen.height;</text:p>
          </table:table-cell>
        </table:table-row>
        <table:table-row>
          <table:table-cell table:style-name="Таблица1.B2" table:number-columns-spanned="2" office:value-type="string">
            <text:p text:style-name="P10">Работа с плоскими изображениями <text:span text:style-name="T1">GUI</text:span></text:p>
          </table:table-cell>
          <table:covered-table-cell/>
        </table:table-row>
        <table:table-row>
          <table:table-cell table:style-name="Таблица1.A2" office:value-type="string">
            <text:p text:style-name="P1">всё прописываем внутри ф-ции <text:span text:style-name="T2"><text:s/>OnGUI</text:span></text:p>
          </table:table-cell>
          <table:table-cell table:style-name="Таблица1.B2" office:value-type="string">
            <text:p text:style-name="Table_20_Contents">function OnGUI () <text:line-break/>{</text:p>
            <text:p text:style-name="Table_20_Contents"/>
            <text:p text:style-name="P8">}</text:p>
          </table:table-cell>
        </table:table-row>
        <table:table-row>
          <table:table-cell table:style-name="Таблица1.A2" office:value-type="string">
            <text:p text:style-name="P1">создание кнопки</text:p>
          </table:table-cell>
          <table:table-cell table:style-name="Таблица1.B2" office:value-type="string">
            <text:p text:style-name="Table_20_Contents">if(GUI.<text:span text:style-name="T4">Button</text:span>(Rect(0,0,200,100),"Click me!!!"))<text:line-break/>{</text:p>
            <text:p text:style-name="Table_20_Contents"><text:span text:style-name="T8"><text:s text:c="4"/></text:span><text:span text:style-name="T7">// do something</text:span><text:line-break/>}</text:p>
          </table:table-cell>
        </table:table-row>
        <table:table-row>
          <table:table-cell table:style-name="Таблица1.A2" office:value-type="string">
            <text:p text:style-name="P1">создание бокса с текстом</text:p>
          </table:table-cell>
          <table:table-cell table:style-name="Таблица1.B2" office:value-type="string">
            <text:p text:style-name="Table_20_Contents">GUI.<text:span text:style-name="T4">Box</text:span>(Rect(0,0,400,100),"It is my box!!!");</text:p>
          </table:table-cell>
        </table:table-row>
        <table:table-row>
          <table:table-cell table:style-name="Таблица1.A2" office:value-type="string">
            <text:p text:style-name="P1">создание текста на экране</text:p>
          </table:table-cell>
          <table:table-cell table:style-name="Таблица1.B2" office:value-type="string">
            <text:p text:style-name="Table_20_Contents">GUI.<text:span text:style-name="T4">Label</text:span>(Rect(0,0,100,20),"Hello world!!!");</text:p>
          </table:table-cell>
        </table:table-row>
        <table:table-row>
          <table:table-cell table:style-name="Таблица1.A2" office:value-type="string">
            <text:p text:style-name="P1">вставка изображения ( без рамки )</text:p>
          </table:table-cell>
          <table:table-cell table:style-name="Таблица1.B2" office:value-type="string">
            <text:p text:style-name="Table_20_Contents">var <text:span text:style-name="T4">icon</text:span>:Texture2D;<text:line-break/><text:line-break/>function OnGUI () <text:line-break/>{<text:line-break/> <text:s text:c="4"/>GUI.Label(Rect(0,0,200,200),<text:span text:style-name="T4">icon</text:span>);<text:line-break/>}</text:p>
            <text:p text:style-name="Table_20_Contents"/>
            <text:p text:style-name="Table_20_Contents">2) <text:span text:style-name="T8">кликаю на объект, к которому применён код</text:span></text:p>
            <text:p text:style-name="Table_20_Contents"><text:span text:style-name="T8">3) в свойствах скрипта ищу свойство </text:span><text:span text:style-name="T2">Icon <text:s text:c="15"/></text:span></text:p>
            <text:p text:style-name="P2"><text:s text:c="4"/>и выбираю нужное изображение</text:p>
          </table:table-cell>
        </table:table-row>
        <table:table-row>
          <table:table-cell table:style-name="Таблица1.B2" table:number-columns-spanned="2" office:value-type="string">
            <text:p text:style-name="P10"><text:s/>Создание кнопок-изображений</text:p>
            <text:p text:style-name="P1">var g1 : GUISkin;<text:line-break/>var g2 : GUISkin;<text:line-break/><text:line-break/>function <text:span text:style-name="T4">OnGUI</text:span>()<text:line-break/>{<text:line-break/> GUI.skin = g1;<text:line-break/> <text:line-break/> if(GUI.Button(Rect(0,0,150,80),""))<text:line-break/> {<text:line-break/> // do something<text:line-break/> }<text:line-break/> <text:line-break/> GUI.skin = g2;<text:line-break/> <text:line-break/> if(GUI.Button(Rect(0,200,150,150),""))<text:line-break/> {<text:line-break/> // do something<text:line-break/> }<text:line-break/>}</text:p>
            <text:p text:style-name="P1"/>
            <text:p text:style-name="P1"><text:soft-page-break/>2) в окне <text:span text:style-name="T2">Project</text:span><text:span text:style-name="T1"> </text:span>нажимаю: <text:span text:style-name="T2">Create</text:span><text:span text:style-name="T1"> → </text:span><text:span text:style-name="T2">GUI Skin</text:span></text:p>
            <text:p text:style-name="P2"><text:span text:style-name="T1">3) </text:span>кликаю на объект в иерархии, на который перенесён скрипт с кодом</text:p>
            <text:p text:style-name="P2">4) в разделе свойств переменных скрипта ищу <text:span text:style-name="T2">G1</text:span><text:span text:style-name="T1"> </text:span>и <text:span text:style-name="T2">G2</text:span><text:span text:style-name="T1"> </text:span>и перетаскиваю на них <text:span text:style-name="T2">GUI Skin</text:span><text:span text:style-name="T1"> </text:span>из </text:p>
            <text:p text:style-name="P2"><text:s text:c="5"/>окна <text:span text:style-name="T2">Project</text:span></text:p>
            <text:p text:style-name="P2"><text:span text:style-name="T1">5) </text:span>кликаю на <text:span text:style-name="T2">GUI Skin</text:span><text:span text:style-name="T1"> </text:span>в окне <text:span text:style-name="T2">Project</text:span><text:span text:style-name="T1"> </text:span>и изменяю их свойства ( открываю раздел <text:span text:style-name="T2">Button</text:span><text:span text:style-name="T1"> </text:span>и</text:p>
            <text:p text:style-name="P2"><text:s text:c="4"/>затем открываю разделы <text:span text:style-name="T2">Normal, Hover, Active, Focused </text:span><text:span text:style-name="T1">)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">Получение доступа к другому объекту</text:p>
            <text:p text:style-name="P1"/>
            <text:p text:style-name="P1"><text:span text:style-name="T4">GameObject.Find</text:span>("Cube_1").transform.position.x+=0.01;<text:line-break/><text:span text:style-name="T4">GameObject.Find</text:span>("Sphere_1").transform.position.x+=0.02;</text:p>
            <text:p text:style-name="P1"/>
            <text:p text:style-name="P7">Расстояние между объектами</text:p>
            <text:p text:style-name="P1"/>
            <text:p text:style-name="P11">s = Vector3.Distance(GameObject.Find("Cube_1").transform.position,GameObject.Find("Sphere_1").transform.position);</text:p>
          </table:table-cell>
          <table:covered-table-cell/>
        </table:table-row>
        <table:table-row>
          <table:table-cell table:style-name="Таблица1.A2" office:value-type="string">
            <text:p text:style-name="P1">сделать объект невидимым</text:p>
          </table:table-cell>
          <table:table-cell table:style-name="Таблица1.B2" office:value-type="string">
            <text:p text:style-name="Table_20_Contents">renderer.enabled = false;</text:p>
          </table:table-cell>
        </table:table-row>
        <table:table-row>
          <table:table-cell table:style-name="Таблица1.A2" office:value-type="string">
            <text:p text:style-name="P1">получить координаты мышки на экране</text:p>
          </table:table-cell>
          <table:table-cell table:style-name="Таблица1.B2" office:value-type="string">
            <text:p text:style-name="Table_20_Contents"><text:s/>xx = Input.mousePosition.<text:span text:style-name="T4">x</text:span>;<text:line-break/> yy = Input.mousePosition.<text:span text:style-name="T4">y</text:span>;</text:p>
          </table:table-cell>
        </table:table-row>
        <table:table-row>
          <table:table-cell table:style-name="Таблица1.B2" table:number-columns-spanned="2" office:value-type="string">
            <text:p text:style-name="P10">Загрузка новой сцены</text:p>
            <text:p text:style-name="P1">1) нажимаю <text:span text:style-name="T2">Fail</text:span><text:span text:style-name="T1"> → </text:span><text:span text:style-name="T2">Build Settings</text:span></text:p>
            <text:p text:style-name="P1"><text:span text:style-name="T1">2) </text:span>перетаскиваю все сцены ( вначале перетаскиваю сцену, которая запускается первой )</text:p>
          </table:table-cell>
          <table:covered-table-cell/>
        </table:table-row>
        <table:table-row>
          <table:table-cell table:style-name="Таблица1.A2" office:value-type="string">
            <text:p text:style-name="P1">запустить другую сцену</text:p>
          </table:table-cell>
          <table:table-cell table:style-name="Таблица1.B2" office:value-type="string">
            <text:p text:style-name="Table_20_Contents"><text:s/><text:span text:style-name="T4">Application.LoadLevel</text:span>("scene_2");</text:p>
          </table:table-cell>
        </table:table-row>
        <table:table-row>
          <table:table-cell table:style-name="Таблица1.A2" office:value-type="string">
            <text:p text:style-name="P1"><text:span text:style-name="T4">закрыть</text:span> приложение</text:p>
          </table:table-cell>
          <table:table-cell table:style-name="Таблица1.B2" office:value-type="string">
            <text:p text:style-name="P13"><text:s/>Application.Quit(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M22S</meta:editing-duration>
    <meta:editing-cycles>100</meta:editing-cycles>
    <meta:generator>OpenOffice/4.1.1$Win32 OpenOffice.org_project/411m6$Build-9775</meta:generator>
    <dc:date>2015-12-11T20:10:04.17</dc:date>
    <dc:creator>Максим Maxim</dc:creator>
    <meta:document-statistic meta:table-count="1" meta:image-count="0" meta:object-count="0" meta:page-count="5" meta:paragraph-count="195" meta:word-count="819" meta:character-count="5917"/>
    <meta:user-defined meta:name="Info 1"/>
    <meta:user-defined meta:name="Info 2"/>
    <meta:user-defined meta:name="Info 3"/>
    <meta:user-defined meta:name="Info 4"/>
  </office:meta>
</office:document-meta>
</file>